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4862in" fo:margin-right="0in" fo:text-indent="0in" style:auto-text-indent="false"/>
      <style:text-properties fo:font-weight="bold" style:font-weight-asian="bold"/>
    </style:style>
    <style:style style:name="P2" style:family="paragraph" style:parent-style-name="Standard">
      <style:paragraph-properties fo:margin-left="0in" fo:margin-right="0in" fo:text-indent="0.5in" style:auto-text-indent="false"/>
      <style:text-properties fo:font-weight="bold" style:font-weight-asian="bold"/>
    </style:style>
    <style:style style:name="P3" style:family="paragraph" style:parent-style-name="Standard">
      <style:paragraph-properties fo:margin-left="0.5in" fo:margin-right="0in" fo:text-indent="0in" style:auto-text-indent="false"/>
      <style:text-properties fo:font-weight="bold" style:font-weight-asian="bold"/>
    </style:style>
    <style:style style:name="P4" style:family="paragraph" style:parent-style-name="Standard" style:master-page-name="Standard">
      <style:paragraph-properties fo:margin-left="0.4862in" fo:margin-right="0in" fo:text-indent="0in" style:auto-text-indent="false" style:page-number="auto"/>
    </style:style>
    <style:style style:name="P5" style:family="paragraph" style:parent-style-name="Standard" style:list-style-name="WW8Num1">
      <style:text-properties fo:background-color="#ffff00"/>
    </style:style>
    <style:style style:name="P6" style:family="paragraph" style:parent-style-name="Standard" style:list-style-name="WW8Num2">
      <style:text-properties fo:background-color="#ffff00"/>
    </style:style>
    <style:style style:name="P7" style:family="paragraph" style:parent-style-name="Standard" style:list-style-name="WW8Num1">
      <style:text-properties style:text-line-through-style="solid"/>
    </style:style>
    <style:style style:name="P8" style:family="paragraph" style:parent-style-name="Standard" style:list-style-name="WW8Num2"/>
    <style:style style:name="T1" style:family="text">
      <style:text-properties fo:font-weight="bold" style:font-weight-asian="bold"/>
    </style:style>
    <style:style style:name="T2" style:family="text">
      <style:text-properties style:font-name="Wingdings" fo:language="zxx" fo:country="none" style:language-asian="zxx" style:country-asian="none"/>
    </style:style>
    <style:style style:name="T3" style:family="text">
      <style:text-properties fo:color="#ff0000"/>
    </style:style>
    <style:style style:name="T4" style:family="text">
      <style:text-properties fo:color="#ff0000" fo:font-weight="bold" style:font-weight-asian="bold"/>
    </style:style>
    <style:style style:name="T5" style:family="text">
      <style:text-properties fo:color="#339966"/>
    </style:style>
    <style:style style:name="T6" style:family="text">
      <style:text-properties fo:color="#008000"/>
    </style:style>
    <style:style style:name="T7" style:family="text">
      <style:text-properties fo:color="#008000" fo:font-size="16pt" style:font-size-asian="16pt"/>
    </style:style>
    <style:style style:name="T8" style:family="text">
      <style:text-properties fo:font-size="16pt" style:font-size-asian="1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Đổi màu menungang như: <text:s/><text:span text:style-name="T1">http://chuyen-qb.com/</text:span> </text:p>
      <text:p text:style-name="P1">Phần bên trái:</text:p>
      <text:list xml:id="list1620018461" text:style-name="WW8Num1">
        <text:list-item>
          <text:p text:style-name="P5">Khi chọn các mục cấp <text:s/>hoặc 3 từ menu dọc thì phần link ở giữa chỉ ra <text:s/>dòng đường dẫn<text:span text:style-name="T2"></text:span> chỉnh lại 1 dường dẫn thôi.</text:p>
        </text:list-item>
        <text:list-item>
          <text:p text:style-name="P5">Khi chọn một mục có mục con, các mục con có nội dung dài thì bị che khuất. để mặc định cho cỡ các menu xổ ra có cỡ ngang như menu chính</text:p>
        </text:list-item>
        <text:list-item>
          <text:p text:style-name="P7">Bỏ khung viền menu chính.</text:p>
        </text:list-item>
      </text:list>
      <text:p text:style-name="Standard"/>
      <text:list xml:id="list128935286" text:continue-numbering="true" text:style-name="WW8Num1">
        <text:list-item>
          <text:p text:style-name="P5">Hai chức năng tìn kiếm và liên kết căn trái cho thẳng, hai ô- khung này cho cỡ bằng nhau, cỡ chữ trích dẫn trong ô liên kết to bằng nhau cỡ chữ trich dẫn trong ô tìm kiếm</text:p>
        </text:list-item>
      </text:list>
      <text:p text:style-name="Standard"/>
      <text:p text:style-name="P2">Phần nội dung ở giữa (phần biểu diễn bài viết):</text:p>
      <text:list xml:id="list1792459092" text:style-name="WW8Num2">
        <text:list-item>
          <text:p text:style-name="P8">Khi chọn một mục nội dung (menu ngang và dọc) thì hiển thị chi tiết tin mới nhất</text:p>
        </text:list-item>
        <text:list-item>
          <text:p text:style-name="P6">Kết thúc bài viết không cần dòng “chấm chấm màu đỏ”</text:p>
        </text:list-item>
        <text:list-item>
          <text:p text:style-name="P6">Chữ <text:span text:style-name="T4">đọc thêm </text:span>ở cuối bài viết (nếu có) không để đậm, cỡ chữ nhỏ hơn hiện trang là 8%</text:p>
        </text:list-item>
        <text:list-item>
          <text:p text:style-name="P6"><text:span text:style-name="T4"><text:s/>Chữ Bình luận: </text:span>để xuống dòng với chữ<text:span text:style-name="T4"> </text:span>đọc thêm , chữ bình luận đổi thành<text:span text:style-name="T4"> “Bình luận…” </text:span>– thêm 3 dấu chấm cho tương xứng với “Đọc thêm…”</text:p>
        </text:list-item>
        <text:list-item>
          <text:p text:style-name="P8">Mục <text:span text:style-name="T3">bài viết khác </text:span>oke.</text:p>
        </text:list-item>
        <text:list-item>
          <text:p text:style-name="P8">Mục <text:span text:style-name="T3">tin tổng hợp</text:span>: </text:p>
          <text:list>
            <text:list-item>
              <text:p text:style-name="P6">Chữ tin tổng hợp lùi sang phải thẳng biên trái với chữ <text:span text:style-name="T3">bài viết khác. </text:span></text:p>
            </text:list-item>
            <text:list-item>
              <text:p text:style-name="P6">Nền màu xám của chữ <text:span text:style-name="T3">tin tổng hợp </text:span>căn phải-trái cho bằng biên của khung bài viết (khung này – phần ngang nhỏ chiều ngang của phần trình bày nội dung tin tức)</text:p>
            </text:list-item>
            <text:list-item>
              <text:p text:style-name="P6">Chữ viết trong các bài bỏ chế độ in đậm</text:p>
            </text:list-item>
          </text:list>
        </text:list-item>
      </text:list>
      <text:p text:style-name="P3">Phần bên phải: </text:p>
      <text:list xml:id="list633089199" text:continue-numbering="true" text:style-name="WW8Num2">
        <text:list-item>
          <text:p text:style-name="P8">Tin nhanh: </text:p>
          <text:list>
            <text:list-item>
              <text:list>
                <text:list-item>
                  <text:p text:style-name="P6">Bài viết: Bỏ đi ghạch chân ở tên bài viết, cỡ chữ nhỏ đi 8% so với ban đầu</text:p>
                </text:list-item>
                <text:list-item>
                  <text:p text:style-name="P6">chữ <text:span text:style-name="T1">đọc thêm</text:span> <text:s/>cỡ nhỏ hơn cỡ hiện trạng của nó 1 cỡ.</text:p>
                </text:list-item>
                <text:list-item>
                  <text:p text:style-name="P6">Ảnh đại diện thu nhỏ bớt ¼ so với ảnh ban đầu ( ví dụ ban đầu là 4 thì nay là 3)</text:p>
                </text:list-item>
                <text:list-item>
                  <text:p text:style-name="P6">Đầu các bài cho hình ô vuông màu <text:span text:style-name="T5">xanh</text:span><text:span text:style-name="T6"> lục</text:span>“ <text:span text:style-name="T7">▪</text:span><text:span text:style-name="T8"> “ </text:span></text:p>
                </text:list-item>
              </text:list>
            </text:list-item>
          </text:list>
        </text:list-item>
        <text:list-item>
          <text:p text:style-name="P6">Ảnh giới thiệu: Dịch chuyển lên trên cho sát với phần nội dung tin nhanh</text:p>
        </text:list-item>
        <text:list-item>
          <text:p text:style-name="P6">Liên kết nhanh: cho gần lên Ảnh giưới thiệu. cho chữ màu đỏ như các mục khác</text:p>
        </text:list-item>
        <text:list-item>
          <text:p text:style-name="P6">Mục chữ chạy từ dưới lên: Cho chiều cao giảm đi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VnTime" svg:font-family=".VnTime" style:font-family-generic="swiss"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vi" fo:country="VN"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text-outline="false" style:text-position="0% 100%" style:font-name=".VnTime" fo:font-size="14pt" fo:text-shadow="none" style:font-size-asian="14pt" style:font-relief="engrave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format="1">
        <style:list-level-properties text:list-level-position-and-space-mode="label-alignment" fo:text-align="end">
          <style:list-level-label-alignment text:label-followed-by="listtab" text:list-tab-stop-position="0.35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in" fo:margin-bottom="0.4in" fo:margin-left="1.2in" fo:margin-right="0.4in" style:writing-mode="lr-tb" style:layout-grid-color="#c0c0c0" style:layout-grid-lines="41" style:layout-grid-base-height="0.2646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Administrators</meta:initial-creator>
    <meta:creation-date>2011-11-15T13:47:00</meta:creation-date>
    <dc:creator>Thái Nguyễn Phương</dc:creator>
    <dc:date>2011-11-16T12:39:23</dc:date>
    <meta:editing-cycles>28</meta:editing-cycles>
    <meta:editing-duration>PT4H25M34S</meta:editing-duration>
    <meta:generator>OpenOffice.org/3.3$Linux OpenOffice.org_project/330m20$Build-9567</meta:generator>
    <meta:document-statistic meta:table-count="0" meta:image-count="0" meta:object-count="0" meta:page-count="1" meta:paragraph-count="25" meta:word-count="407" meta:character-count="1701"/>
  </office:meta>
</office:document-meta>
</file>